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3pt" fo:font-style="italic" style:text-underline-style="solid" style:text-underline-width="auto" style:text-underline-color="font-color" fo:font-weight="bold" officeooo:paragraph-rsid="0017b057" style:font-size-asian="13pt" style:font-style-asian="italic" style:font-weight-asian="bold" style:font-size-complex="13pt" style:font-style-complex="italic" style:font-weight-complex="bold"/>
    </style:style>
    <style:style style:name="P2" style:family="paragraph" style:parent-style-name="Standard">
      <style:text-properties fo:font-size="13pt" fo:font-style="italic" style:text-underline-style="none" fo:font-weight="bold" officeooo:paragraph-rsid="0017b057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text-properties fo:font-size="13pt" fo:font-style="italic" style:text-underline-style="none" fo:font-weight="bold" officeooo:paragraph-rsid="001a9e8f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text-properties fo:font-size="13pt" fo:font-style="italic" style:text-underline-style="none" fo:font-weight="normal" officeooo:paragraph-rsid="00197550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text-properties fo:font-size="13pt" fo:font-style="italic" style:text-underline-style="none" fo:font-weight="normal" officeooo:paragraph-rsid="001a9e8f" style:font-size-asian="13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text-properties fo:font-size="13pt" fo:font-style="normal" style:text-underline-style="none" fo:font-weight="normal" officeooo:paragraph-rsid="0017b057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style:text-underline-style="none" fo:font-weight="normal" officeooo:paragraph-rsid="00197550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fo:font-size="13pt" fo:language="de" fo:country="DE" fo:font-style="normal" style:text-underline-style="none" fo:font-weight="normal" officeooo:paragraph-rsid="001a9e8f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3pt" fo:language="de" fo:country="DE" fo:font-style="italic" style:text-underline-style="none" fo:font-weight="bold" officeooo:paragraph-rsid="001bd384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text-properties fo:font-size="14pt" fo:font-style="italic" style:text-underline-style="solid" style:text-underline-width="auto" style:text-underline-color="font-color" fo:font-weight="bold" officeooo:paragraph-rsid="001a978f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font-size="12pt" fo:language="de" fo:country="DE" fo:font-style="normal" style:text-underline-style="none" fo:font-weight="normal" officeooo:paragraph-rsid="001bd38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language="de" fo:country="DE" fo:font-style="normal" style:text-underline-style="none" fo:font-weight="normal" officeooo:paragraph-rsid="001d23b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language="de" fo:country="DE" fo:font-style="normal" style:text-underline-style="none" fo:font-weight="normal" officeooo:paragraph-rsid="001e3ba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paragraph-rsid="001a9e8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officeooo:paragraph-rsid="001a978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paragraph-rsid="0019755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paragraph-rsid="0017b05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7b057"/>
    </style:style>
    <style:style style:name="T2" style:family="text">
      <style:text-properties officeooo:rsid="00197550"/>
    </style:style>
    <style:style style:name="T3" style:family="text">
      <style:text-properties officeooo:rsid="001a978f"/>
    </style:style>
    <style:style style:name="T4" style:family="text">
      <style:text-properties fo:font-size="13pt" officeooo:rsid="001a978f" style:font-size-asian="13pt" style:font-size-complex="13pt"/>
    </style:style>
    <style:style style:name="T5" style:family="text">
      <style:text-properties officeooo:rsid="001a9e8f"/>
    </style:style>
    <style:style style:name="T6" style:family="text">
      <style:text-properties officeooo:rsid="001bd384"/>
    </style:style>
    <style:style style:name="T7" style:family="text">
      <style:text-properties officeooo:rsid="001d23b7"/>
    </style:style>
    <style:style style:name="T8" style:family="text">
      <style:text-properties officeooo:rsid="001dfa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</text:span><text:span text:style-name="T3">4</text:span><text:span text:style-name="T1"> Berufliche Fortbildung und Umschulung</text:span></text:p>
      <text:p text:style-name="P1"><text:span text:style-name="T1"/></text:p>
      <text:p text:style-name="P2"><text:span text:style-name="T1">1.</text:span><text:span text:style-name="T3">4</text:span><text:span text:style-name="T1">.1 Fortbildung</text:span></text:p>
      <text:p text:style-name="P2"><text:span text:style-name="T1"/></text:p>
      <text:p text:style-name="P17"><text:span text:style-name="T1">· <text:tab/>Baut auf erlernten Beruf auf</text:span></text:p>
      <text:p text:style-name="P17"><text:span text:style-name="T1">· <text:tab/>Erhaltung, Erweiterung oder Verbesserung der erworbenen Kenntnisse und <text:tab/>Fertigkeiten</text:span></text:p>
      <text:p text:style-name="P6"><text:span text:style-name="T1"/></text:p>
      <text:p text:style-name="P4"><text:span text:style-name="T2">→ <text:s/>Motive:</text:span></text:p>
      <text:p text:style-name="P7"><text:span text:style-name="T2"/></text:p>
      <text:p text:style-name="P16"><text:span text:style-name="T2">· <text:tab/>Arbeitsplatzerhaltung</text:span></text:p>
      <text:p text:style-name="P16"><text:span text:style-name="T2">·<text:tab/>um veränderten Anforderungen gerecht zu werden</text:span></text:p>
      <text:p text:style-name="P16"><text:span text:style-name="T2">· <text:tab/>Schritthalten mit der Entwicklung</text:span></text:p>
      <text:p text:style-name="P16"><text:span text:style-name="T2">·<text:tab/>beruflicher Aufstieg</text:span></text:p>
      <text:p text:style-name="P7"><text:span text:style-name="T2"/></text:p>
      <text:p text:style-name="P7"><text:span text:style-name="T2"/></text:p>
      <text:p text:style-name="P7"><text:span text:style-name="T2">→ Möglichkeiten:</text:span></text:p>
      <text:p text:style-name="P7"><text:span text:style-name="T2"/></text:p>
      <text:p text:style-name="P16"><text:span text:style-name="T2">· <text:tab/>Fortbildungsmaßnahmen der Kammer, Innungen, Fachverbände, <text:tab/>Unternehmen, <text:tab/>Gewerkschaften usw.</text:span></text:p>
      <text:p text:style-name="P16"><text:span text:style-name="T2">·<text:tab/>Meisterschule</text:span></text:p>
      <text:p text:style-name="P16"><text:span text:style-name="T2">·<text:tab/>Technikerschule</text:span></text:p>
      <text:p text:style-name="P16"><text:span text:style-name="T2">·<text:tab/>Akademie</text:span></text:p>
      <text:p text:style-name="P7"><text:span text:style-name="T2"/></text:p>
      <text:p text:style-name="P7"><text:span text:style-name="T2"/></text:p>
      <text:p text:style-name="P10"><text:span text:style-name="T3">1.4.2 Umschulung</text:span></text:p>
      <text:p text:style-name="P10"><text:span text:style-name="T3"/></text:p>
      <text:p text:style-name="P15"><text:span text:style-name="T3">· </text:span><text:span text:style-name="T3">erlernen eines neuen Berufes</text:span></text:p>
      <text:p text:style-name="P6"><text:span text:style-name="T1"/></text:p>
      <text:p text:style-name="P3"><text:span text:style-name="T5">Gründe:</text:span></text:p>
      <text:p text:style-name="P5"><text:span text:style-name="T5"/></text:p>
      <text:p text:style-name="P14"><text:span text:style-name="T5">· Arbeitslosigkeit</text:span></text:p>
      <text:p text:style-name="P14"><text:span text:style-name="T5">· Berufsunfähigkeit</text:span></text:p>
      <text:p text:style-name="P14"><text:span text:style-name="T5">· falsche Berufswahl</text:span></text:p>
      <text:p text:style-name="P8"><text:span text:style-name="T5"/></text:p>
      <text:p text:style-name="P8"><text:span text:style-name="T5"/></text:p>
      <text:p text:style-name="P9"><text:span text:style-name="T6">Möglichkeiten:</text:span></text:p>
      <text:p text:style-name="P9"><text:span text:style-name="T6"/></text:p>
      <text:p text:style-name="P11"><text:span text:style-name="T6">· Duales System</text:span></text:p>
      <text:p text:style-name="P12"><text:span text:style-name="T7">· Private Ausbildungsträger</text:span></text:p>
      <text:p text:style-name="P12"><text:span text:style-name="T7">· (Reha-Zentren)</text:span></text:p>
      <text:p text:style-name="P12"><text:span text:style-name="T7"/></text:p>
      <text:p text:style-name="P13"><text:span text:style-name="T8">Berufsausbildungsmaßnahmen können staatlich gefördert werden, wenn sie ein besonders staatliches Interesse vorliegt oder außergewöhnliche Belastungen entstehen. (Bundesbildungsförderungsgesetz, Arbeitsförderungsgesetz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0-09T13:05:01</meta:creation-date>
    <dc:date>2012-10-09T14:23:13</dc:date>
    <dc:creator>Dennis Diehm</dc:creator>
    <meta:editing-duration>PT48M1S</meta:editing-duration>
    <meta:editing-cycles>8</meta:editing-cycles>
    <meta:generator>LibreOffice/3.6$Linux_x86 LibreOffice_project/360m1$Build-2</meta:generator>
    <meta:document-statistic meta:table-count="0" meta:image-count="0" meta:object-count="0" meta:page-count="1" meta:paragraph-count="25" meta:word-count="101" meta:character-count="869" meta:non-whitespace-character-count="784"/>
  </office:meta>
</office:document-meta>
</file>